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.1388in" fo:line-height="100%"/>
      <style:text-properties style:font-name="Calibri" style:font-name-complex="Calibri" fo:font-weight="bold" style:font-weight-asian="bold" style:font-weight-complex="bold" fo:color="#4BACC6" fo:font-size="26pt" style:font-size-asian="26pt" style:font-size-complex="26pt" fo:language="pt"/>
    </style:style>
    <style:style style:name="P2" style:parent-style-name="Normal" style:family="paragraph">
      <style:paragraph-properties fo:widows="0" fo:orphans="0" style:text-autospace="non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P3" style:parent-style-name="Normal" style:family="paragraph">
      <style:paragraph-properties fo:widows="0" fo:orphans="0" style:text-autospace="none" fo:text-align="justify" fo:margin-bottom="0in" fo:line-height="100%"/>
    </style:style>
    <style:style style:name="T4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5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T6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7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T8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9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P10" style:parent-style-name="Normal" style:family="paragraph">
      <style:paragraph-properties fo:widows="0" fo:orphans="0" style:text-autospace="none" fo:text-align="justify" fo:margin-bottom="0in" fo:line-height="100%"/>
    </style:style>
    <style:style style:name="T11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12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T1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14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T1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16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P17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P18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 fo:language="pt"/>
    </style:style>
    <style:style style:name="P19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 fo:language="pt"/>
    </style:style>
    <style:style style:name="P20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 fo:language="pt"/>
    </style:style>
    <style:style style:name="P21" style:parent-style-name="Normal" style:family="paragraph">
      <style:paragraph-properties fo:widows="0" fo:orphans="0" style:text-autospace="none" fo:text-align="justify" fo:margin-bottom="0in" fo:line-height="100%"/>
    </style:style>
    <style:style style:name="T22" style:parent-style-name="DefaultParagraphFont" style:family="text">
      <style:text-properties style:font-name="Calibri" style:font-name-complex="Calibri" fo:font-weight="bold" style:font-weight-asian="bold" style:font-weight-complex="bold" fo:color="#4BACC6" fo:font-size="20pt" style:font-size-asian="20pt" style:font-size-complex="20pt" fo:language="pt"/>
    </style:style>
    <style:style style:name="P23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size="14pt" style:font-size-asian="14pt" style:font-size-complex="14pt" fo:language="pt"/>
    </style:style>
    <style:style style:name="P24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size="14pt" style:font-size-asian="14pt" style:font-size-complex="14pt" fo:language="pt"/>
    </style:style>
    <style:style style:name="P25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size="14pt" style:font-size-asian="14pt" style:font-size-complex="14pt" fo:language="pt"/>
    </style:style>
    <style:style style:name="P26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size="14pt" style:font-size-asian="14pt" style:font-size-complex="14pt" fo:language="pt"/>
    </style:style>
    <style:style style:name="P27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weight="bold" style:font-weight-asian="bold" style:font-weight-complex="bold" fo:color="#4BACC6" fo:font-size="18pt" style:font-size-asian="18pt" style:font-size-complex="18pt" fo:language="pt"/>
    </style:style>
    <style:style style:name="P28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size="14pt" style:font-size-asian="14pt" style:font-size-complex="14pt" fo:language="pt"/>
    </style:style>
    <style:style style:name="P29" style:parent-style-name="Normal" style:family="paragraph">
      <style:paragraph-properties fo:widows="0" fo:orphans="0" style:text-autospace="none" fo:margin-bottom="0in" fo:line-height="100%" fo:margin-left="0.5in" fo:text-indent="-0.25in">
        <style:tab-stops/>
      </style:paragraph-properties>
    </style:style>
    <style:style style:name="T30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P31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size="14pt" style:font-size-asian="14pt" style:font-size-complex="14pt" fo:language="pt"/>
    </style:style>
    <style:style style:name="P32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size="14pt" style:font-size-asian="14pt" style:font-size-complex="14pt" fo:language="pt"/>
    </style:style>
    <style:style style:name="P33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size="14pt" style:font-size-asian="14pt" style:font-size-complex="14pt" fo:language="pt"/>
    </style:style>
    <style:style style:name="P34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weight="bold" style:font-weight-asian="bold" style:font-weight-complex="bold" fo:color="#4BACC6" fo:font-size="20pt" style:font-size-asian="20pt" style:font-size-complex="20pt" fo:language="pt"/>
    </style:style>
    <style:style style:name="P35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weight="bold" style:font-weight-asian="bold" style:font-weight-complex="bold" fo:color="#4BACC6" fo:font-size="20pt" style:font-size-asian="20pt" style:font-size-complex="20pt" fo:language="pt"/>
    </style:style>
    <style:style style:name="P36" style:parent-style-name="Normal" style:family="paragraph">
      <style:paragraph-properties fo:widows="0" fo:orphans="0" style:text-autospace="none" fo:text-align="justify" fo:margin-bottom="0in" fo:line-height="100%" fo:margin-left="0.5in" fo:text-indent="-0.25in">
        <style:tab-stops/>
      </style:paragraph-properties>
    </style:style>
    <style:style style:name="T3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38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P39" style:parent-style-name="Normal" style:family="paragraph">
      <style:paragraph-properties fo:widows="0" fo:orphans="0" style:text-autospace="none" fo:text-align="justify" fo:margin-bottom="0in" fo:line-height="100%" fo:margin-left="0.5in" fo:text-indent="-0.25in">
        <style:tab-stops/>
      </style:paragraph-properties>
    </style:style>
    <style:style style:name="T40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41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P42" style:parent-style-name="Normal" style:family="paragraph">
      <style:paragraph-properties fo:widows="0" fo:orphans="0" style:text-autospace="none" fo:text-align="justify" fo:margin-bottom="0in" fo:line-height="100%" fo:margin-left="0.5in" fo:text-indent="-0.25in">
        <style:tab-stops/>
      </style:paragraph-properties>
    </style:style>
    <style:style style:name="T4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44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T45" style:parent-style-name="DefaultParagraphFont" style:family="text">
      <style:text-properties style:font-name="Calibri" style:font-name-complex="Calibri" fo:font-size="20pt" style:font-size-asian="20pt" style:font-size-complex="20pt" fo:language="pt"/>
    </style:style>
    <style:style style:name="P46" style:parent-style-name="Normal" style:family="paragraph">
      <style:paragraph-properties fo:widows="0" fo:orphans="0" style:text-autospace="none" fo:text-align="justify" fo:margin-bottom="0in" fo:line-height="100%" fo:margin-left="0.5in" fo:text-indent="-0.25in">
        <style:tab-stops/>
      </style:paragraph-properties>
    </style:style>
    <style:style style:name="T4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48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P49" style:parent-style-name="Normal" style:family="paragraph">
      <style:paragraph-properties fo:widows="0" fo:orphans="0" style:text-autospace="none" fo:text-align="justify" fo:margin-bottom="0in" fo:line-height="100%" fo:margin-left="0.5in" fo:text-indent="-0.25in">
        <style:tab-stops/>
      </style:paragraph-properties>
    </style:style>
    <style:style style:name="T50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51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P52" style:parent-style-name="Normal" style:family="paragraph">
      <style:paragraph-properties fo:widows="0" fo:orphans="0" style:text-autospace="none" fo:text-align="justify" fo:margin-bottom="0in" fo:line-height="100%" fo:margin-left="0.5in" fo:text-indent="-0.25in">
        <style:tab-stops/>
      </style:paragraph-properties>
    </style:style>
    <style:style style:name="T5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54" style:parent-style-name="DefaultParagraphFont" style:family="text">
      <style:text-properties style:font-name="Calibri" style:font-name-complex="Calibri" fo:font-size="14pt" style:font-size-asian="14pt" style:font-size-complex="14pt" fo:language="pt"/>
    </style:style>
    <style:style style:name="P55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color="#4BACC6" fo:font-size="20pt" style:font-size-asian="20pt" style:font-size-complex="20pt" fo:language="pt"/>
    </style:style>
    <style:style style:name="P56" style:parent-style-name="Normal" style:family="paragraph">
      <style:paragraph-properties fo:widows="0" fo:orphans="0" style:text-autospace="none" fo:text-align="justify" fo:margin-bottom="0in" fo:line-height="100%"/>
      <style:text-properties style:font-name="Calibri" style:font-name-complex="Calibri" fo:font-weight="bold" style:font-weight-asian="bold" style:font-weight-complex="bold" fo:color="#4BACC6" fo:font-size="20pt" style:font-size-asian="20pt" style:font-size-complex="20pt" fo:language="pt"/>
    </style:style>
    <style:style style:name="P57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font-weight="bold" style:font-weight-asian="bold" style:font-weight-complex="bold" fo:color="#4BACC6" fo:font-size="22pt" style:font-size-asian="22pt" style:font-size-complex="22pt" fo:language="pt"/>
    </style:style>
    <style:style style:name="P58" style:parent-style-name="Normal" style:family="paragraph">
      <style:paragraph-properties fo:widows="0" fo:orphans="0" style:text-autospace="none" fo:margin-bottom="0.1388in" fo:line-height="100%" fo:margin-left="0.5in" fo:text-indent="-0.25in">
        <style:tab-stops/>
      </style:paragraph-properties>
    </style:style>
    <style:style style:name="T5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P60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P61" style:parent-style-name="Normal" style:family="paragraph">
      <style:paragraph-properties fo:widows="0" fo:orphans="0" style:text-autospace="none" fo:margin-bottom="0.1388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P62" style:parent-style-name="Normal" style:family="paragraph">
      <style:paragraph-properties fo:widows="0" fo:orphans="0" style:text-autospace="none" fo:text-align="center" fo:margin-bottom="0.1388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P63" style:parent-style-name="Normal" style:family="paragraph">
      <style:paragraph-properties fo:widows="0" fo:orphans="0" style:text-autospace="none" fo:text-align="center" fo:margin-bottom="0.1388in" fo:line-height="100%"/>
    </style:style>
    <style:style style:name="T64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6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66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6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68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6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/>
    </style:style>
    <style:style style:name="T70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 fo:country="BR"/>
    </style:style>
    <style:style style:name="P71" style:parent-style-name="Normal" style:family="paragraph">
      <style:paragraph-properties fo:widows="0" fo:orphans="0" style:text-autospace="none" fo:text-align="center" fo:margin-bottom="0.1388in" fo:line-height="100%"/>
    </style:style>
    <style:style style:name="T72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pt" fo:country="BR"/>
    </style:style>
    <style:style style:name="P73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pt"/>
    </style:style>
    <style:style style:name="P74" style:parent-style-name="Normal" style:family="paragraph">
      <style:paragraph-properties fo:widows="0" fo:orphans="0" style:text-autospace="none" fo:margin-bottom="0.1388in" fo:line-height="115%"/>
      <style:text-properties style:font-name="Calibri" style:font-name-complex="Calibri" fo:language="pt"/>
    </style:style>
  </office:automatic-styles>
  <office:body>
    <office:text text:use-soft-page-breaks="true">
      <text:p text:style-name="P1">YANCA MARQUES VALDIVINO</text:p>
      <text:p text:style-name="P2">Brasilera, Solteira - Portador de todos os documentos Pessoais;</text:p>
      <text:p text:style-name="P3"><text:span text:style-name="T4">Endereço:<text:s/></text:span><text:span text:style-name="T5">R. Vinte e Tres 33<text:s/></text:span><text:span text:style-name="T6">QD</text:span><text:span text:style-name="T7">; 506 -<text:s/></text:span><text:span text:style-name="T8">Bairro</text:span><text:span text:style-name="T9">: Nova Carajas.</text:span></text:p>
      <text:p text:style-name="P10"><text:span text:style-name="T11">Fone: (94)<text:s/></text:span><text:span text:style-name="T12">99110-4039 ou<text:s/></text:span><text:span text:style-name="T13">(94</text:span><text:span text:style-name="T14">) 99168-4427<text:s/></text:span><text:span text:style-name="T15">(94)<text:s/></text:span><text:span text:style-name="T16">99254-1890<text:s/></text:span></text:p>
      <text:p text:style-name="P17">CEP: 68515-000 <text:s/>Parauapebas/PA<text:s/></text:p>
      <text:p text:style-name="P18"/>
      <text:p text:style-name="P19"/>
      <text:p text:style-name="P20"/>
      <text:p text:style-name="P21"><text:span text:style-name="T22">OBJETIVOS</text:span></text:p>
      <text:p text:style-name="P23">Atuar com responsabilidade e determinação, tendo como objetivo gerar resultados para o crescimento e processo deste conceituado empresa. Cumprindo com exigencias de trabalho que a me forem designadas.</text:p>
      <text:p text:style-name="P24"/>
      <text:p text:style-name="P25"/>
      <text:p text:style-name="P26"/>
      <text:p text:style-name="P27">FORMAÇÃO</text:p>
      <text:p text:style-name="P28"/>
      <text:p text:style-name="P29"><text:span text:style-name="T30">Ensino Medio Completo.</text:span></text:p>
      <text:p text:style-name="P31"/>
      <text:p text:style-name="P32"/>
      <text:p text:style-name="P33"/>
      <text:p text:style-name="P34">Cursos Complementares</text:p>
      <text:p text:style-name="P35"/>
      <text:p text:style-name="P36"><text:span text:style-name="T37">Assistente Administrativo;<text:s/></text:span><text:span text:style-name="T38">( SENAI <text:s/>160 hs, 2016).</text:span></text:p>
      <text:p text:style-name="P39"><text:span text:style-name="T40">Educação Ambiental;<text:s/></text:span><text:span text:style-name="T41">( SENAI <text:s/>14 hs, 2016).</text:span></text:p>
      <text:p text:style-name="P42"><text:span text:style-name="T43">Fundamentos de Logistica</text:span><text:span text:style-name="T44">; ( SENAI 14 hs, 2016)</text:span><text:span text:style-name="T45">.</text:span></text:p>
      <text:p text:style-name="P46"><text:span text:style-name="T47">Empreendedorismo;<text:s/></text:span><text:span text:style-name="T48">( SENAI 14 hs, 2016).</text:span></text:p>
      <text:p text:style-name="P49"><text:span text:style-name="T50">Legislação Trabalhista;<text:s/></text:span><text:span text:style-name="T51">( SENAI 14 hs, 2016).</text:span></text:p>
      <text:p text:style-name="P52"><text:span text:style-name="T53">Comsumo consciente de Energia</text:span><text:span text:style-name="T54">; ( SENAI 14 hs, 2016).</text:span></text:p>
      <text:p text:style-name="P55"/>
      <text:p text:style-name="P56"/>
      <text:p text:style-name="P57">EXPERIENCIAS</text:p>
      <text:p text:style-name="P58"><text:span text:style-name="T59">Em busca de adquiri-las,</text:span></text:p>
      <text:p text:style-name="P60"/>
      <text:p text:style-name="P61"/>
      <text:p text:style-name="P62"/>
      <text:p text:style-name="P63"><text:span text:style-name="T64">­</text:span><text:span text:style-name="T65">­</text:span><text:span text:style-name="T66">­</text:span><text:span text:style-name="T67">­</text:span><text:span text:style-name="T68">­</text:span><text:span text:style-name="T69">­</text:span><text:span text:style-name="T70">______________________________________________</text:span></text:p>
      <text:p text:style-name="P71"><text:span text:style-name="T72">YANCA MARQUES VALDIVINO</text:span></text:p>
      <text:p text:style-name="P73"/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5594992945116</dc:creator>
    <meta:creation-date>2023-02-11T15:29:00Z</meta:creation-date>
    <dc:date>2023-02-11T15:29:00Z</dc:date>
    <meta:template xlink:href="Normal.dotm" xlink:type="simple"/>
    <meta:editing-cycles>2</meta:editing-cycles>
    <meta:editing-duration>PT0S</meta:editing-duration>
    <meta:document-statistic meta:page-count="1" meta:paragraph-count="1" meta:word-count="137" meta:character-count="917" meta:row-count="6" meta:non-whitespace-character-count="781"/>
  </office:meta>
</office:document-meta>
</file>